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en" fo:country="US" fo:font-weight="bold" officeooo:rsid="003446e5" officeooo:paragraph-rsid="003446e5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language="ru" fo:country="RU" fo:font-weight="bold" officeooo:rsid="003684ce" officeooo:paragraph-rsid="003446e5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ru" fo:country="RU" fo:font-weight="bold" officeooo:rsid="00436ed6" officeooo:paragraph-rsid="00436ed6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fo:font-weight="bold" officeooo:rsid="00436ed6" officeooo:paragraph-rsid="00950b80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language="ru" fo:country="RU" officeooo:rsid="002033b3" officeooo:paragraph-rsid="003684ce" style:font-size-asian="14pt" style:font-size-complex="14pt"/>
    </style:style>
    <style:style style:name="P6" style:family="paragraph" style:parent-style-name="Standard">
      <style:text-properties fo:font-size="14pt" fo:language="ru" fo:country="RU" officeooo:rsid="002033b3" officeooo:paragraph-rsid="00950b80" style:font-size-asian="14pt" style:font-size-complex="14pt"/>
    </style:style>
    <style:style style:name="P7" style:family="paragraph" style:parent-style-name="Standard">
      <style:text-properties fo:font-size="14pt" fo:language="ru" fo:country="RU" officeooo:rsid="002033b3" officeooo:paragraph-rsid="00a7ee72" style:font-size-asian="14pt" style:font-size-complex="14pt"/>
    </style:style>
    <style:style style:name="P8" style:family="paragraph" style:parent-style-name="Standard">
      <style:text-properties fo:font-size="14pt" fo:language="ru" fo:country="RU" officeooo:rsid="00469e63" officeooo:paragraph-rsid="00469e63" style:font-size-asian="14pt" style:font-size-complex="14pt"/>
    </style:style>
    <style:style style:name="P9" style:family="paragraph" style:parent-style-name="Standard">
      <style:text-properties fo:font-size="14pt" fo:language="ru" fo:country="RU" officeooo:rsid="00469e63" officeooo:paragraph-rsid="00950b80" style:font-size-asian="14pt" style:font-size-complex="14pt"/>
    </style:style>
    <style:style style:name="P10" style:family="paragraph" style:parent-style-name="Standard">
      <style:text-properties fo:font-size="14pt" fo:language="ru" fo:country="RU" officeooo:rsid="00477a27" officeooo:paragraph-rsid="00477a27" style:font-size-asian="14pt" style:font-size-complex="14pt"/>
    </style:style>
    <style:style style:name="P11" style:family="paragraph" style:parent-style-name="Standard">
      <style:text-properties fo:font-size="14pt" fo:language="ru" fo:country="RU" officeooo:rsid="00477a27" officeooo:paragraph-rsid="00488931" style:font-size-asian="14pt" style:font-size-complex="14pt"/>
    </style:style>
    <style:style style:name="P12" style:family="paragraph" style:parent-style-name="Standard">
      <style:text-properties fo:font-size="14pt" fo:language="ru" fo:country="RU" officeooo:rsid="004fb778" officeooo:paragraph-rsid="004fb778" style:font-size-asian="14pt" style:font-size-complex="14pt"/>
    </style:style>
    <style:style style:name="P13" style:family="paragraph" style:parent-style-name="Standard">
      <style:text-properties fo:font-size="14pt" fo:language="ru" fo:country="RU" officeooo:rsid="004dd22d" officeooo:paragraph-rsid="004dd22d" style:font-size-asian="14pt" style:font-size-complex="14pt"/>
    </style:style>
    <style:style style:name="P14" style:family="paragraph" style:parent-style-name="Standard">
      <style:text-properties fo:font-size="14pt" fo:language="ru" fo:country="RU" officeooo:rsid="004dd22d" officeooo:paragraph-rsid="004fb778" style:font-size-asian="14pt" style:font-size-complex="14pt"/>
    </style:style>
    <style:style style:name="P15" style:family="paragraph" style:parent-style-name="Standard">
      <style:text-properties fo:font-size="14pt" fo:language="ru" fo:country="RU" officeooo:rsid="004dd22d" officeooo:paragraph-rsid="005a129f" style:font-size-asian="14pt" style:font-size-complex="14pt"/>
    </style:style>
    <style:style style:name="P16" style:family="paragraph" style:parent-style-name="Standard">
      <style:text-properties fo:font-size="14pt" fo:language="ru" fo:country="RU" officeooo:rsid="004dd22d" officeooo:paragraph-rsid="00556ab6" style:font-size-asian="14pt" style:font-size-complex="14pt"/>
    </style:style>
    <style:style style:name="P17" style:family="paragraph" style:parent-style-name="Standard">
      <style:text-properties fo:font-size="14pt" fo:language="ru" fo:country="RU" officeooo:rsid="00657be4" officeooo:paragraph-rsid="00657be4" style:font-size-asian="14pt" style:font-size-complex="14pt"/>
    </style:style>
    <style:style style:name="P18" style:family="paragraph" style:parent-style-name="Standard">
      <style:text-properties fo:font-size="14pt" fo:language="ru" fo:country="RU" officeooo:rsid="006714c7" officeooo:paragraph-rsid="006a2e15" style:font-size-asian="14pt" style:font-size-complex="14pt"/>
    </style:style>
    <style:style style:name="P19" style:family="paragraph" style:parent-style-name="Standard">
      <style:text-properties fo:font-size="14pt" fo:language="ru" fo:country="RU" officeooo:rsid="006714c7" officeooo:paragraph-rsid="006d372b" style:font-size-asian="14pt" style:font-size-complex="14pt"/>
    </style:style>
    <style:style style:name="P20" style:family="paragraph" style:parent-style-name="Standard">
      <style:text-properties fo:font-size="14pt" fo:language="ru" fo:country="RU" officeooo:rsid="006714c7" officeooo:paragraph-rsid="006b6ade" style:font-size-asian="14pt" style:font-size-complex="14pt"/>
    </style:style>
    <style:style style:name="P21" style:family="paragraph" style:parent-style-name="Standard">
      <style:text-properties fo:font-size="14pt" fo:language="ru" fo:country="RU" officeooo:rsid="0082ba74" officeooo:paragraph-rsid="0082ba74" style:font-size-asian="14pt" style:font-size-complex="14pt"/>
    </style:style>
    <style:style style:name="P22" style:family="paragraph" style:parent-style-name="Standard">
      <style:text-properties fo:font-size="14pt" fo:language="ru" fo:country="RU" officeooo:rsid="0083ee06" officeooo:paragraph-rsid="0083ee06" style:font-size-asian="14pt" style:font-size-complex="14pt"/>
    </style:style>
    <style:style style:name="P23" style:family="paragraph" style:parent-style-name="Standard">
      <style:text-properties fo:font-size="14pt" fo:language="ru" fo:country="RU" officeooo:rsid="008cd7ef" officeooo:paragraph-rsid="008cd7ef" style:font-size-asian="14pt" style:font-size-complex="14pt"/>
    </style:style>
    <style:style style:name="P24" style:family="paragraph" style:parent-style-name="Standard">
      <style:text-properties fo:font-size="14pt" fo:language="ru" fo:country="RU" officeooo:rsid="008d4d88" officeooo:paragraph-rsid="008d4d88" style:font-size-asian="14pt" style:font-size-complex="14pt"/>
    </style:style>
    <style:style style:name="P25" style:family="paragraph" style:parent-style-name="Standard">
      <style:text-properties fo:font-size="14pt" fo:language="ru" fo:country="RU" officeooo:rsid="009c7cbf" officeooo:paragraph-rsid="009c7cbf" style:font-size-asian="14pt" style:font-size-complex="14pt"/>
    </style:style>
    <style:style style:name="P26" style:family="paragraph" style:parent-style-name="Standard">
      <style:text-properties fo:font-size="14pt" fo:language="ru" fo:country="RU" officeooo:rsid="009c7cbf" officeooo:paragraph-rsid="00a5fbcc" style:font-size-asian="14pt" style:font-size-complex="14pt"/>
    </style:style>
    <style:style style:name="P27" style:family="paragraph" style:parent-style-name="Standard">
      <style:text-properties fo:font-size="14pt" fo:language="ru" fo:country="RU" officeooo:rsid="009c7cbf" officeooo:paragraph-rsid="00a7ee72" style:font-size-asian="14pt" style:font-size-complex="14pt"/>
    </style:style>
    <style:style style:name="P28" style:family="paragraph" style:parent-style-name="Text_20_body">
      <style:paragraph-properties fo:padding="0.049cm" fo:border="0.06pt solid #d9d9e3"/>
      <style:text-properties fo:font-size="14pt" fo:language="ru" fo:country="RU" officeooo:rsid="00946a44" officeooo:paragraph-rsid="00946a44" style:font-size-asian="14pt" style:font-size-complex="14pt"/>
    </style:style>
    <style:style style:name="P29" style:family="paragraph" style:parent-style-name="Standard">
      <style:text-properties fo:font-size="14pt" fo:language="ru" fo:country="RU" officeooo:rsid="00a83f47" officeooo:paragraph-rsid="00a83f47" style:font-size-asian="14pt" style:font-size-complex="14pt"/>
    </style:style>
    <style:style style:name="P30" style:family="paragraph" style:parent-style-name="Standard">
      <style:text-properties fo:font-size="14pt" fo:language="ru" fo:country="RU" officeooo:rsid="00ab824a" officeooo:paragraph-rsid="00ab824a" style:font-size-asian="14pt" style:font-size-complex="14pt"/>
    </style:style>
    <style:style style:name="P31" style:family="paragraph" style:parent-style-name="Standard">
      <style:text-properties fo:font-size="14pt" fo:language="ru" fo:country="RU" officeooo:rsid="00adefb7" officeooo:paragraph-rsid="00adefb7" style:font-size-asian="14pt" style:font-size-complex="14pt"/>
    </style:style>
    <style:style style:name="P32" style:family="paragraph" style:parent-style-name="Standard">
      <style:text-properties fo:font-size="14pt" fo:language="ru" fo:country="RU" officeooo:rsid="00aea5c6" officeooo:paragraph-rsid="00aea5c6" style:font-size-asian="14pt" style:font-size-complex="14pt"/>
    </style:style>
    <style:style style:name="P33" style:family="paragraph" style:parent-style-name="Standard">
      <style:text-properties fo:font-size="14pt" fo:language="ru" fo:country="RU" officeooo:rsid="00b1302d" officeooo:paragraph-rsid="00b1302d" style:font-size-asian="14pt" style:font-size-complex="14pt"/>
    </style:style>
    <style:style style:name="P34" style:family="paragraph" style:parent-style-name="Standard">
      <style:paragraph-properties fo:text-align="start" style:justify-single-word="false"/>
      <style:text-properties fo:font-size="14pt" fo:language="ru" fo:country="RU" fo:font-weight="normal" officeooo:rsid="00436ed6" officeooo:paragraph-rsid="00950b80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language="ru" fo:country="RU" fo:font-weight="normal" officeooo:rsid="00436ed6" officeooo:paragraph-rsid="00a7ee72" style:font-size-asian="14pt" style:font-weight-asian="normal" style:font-size-complex="14pt" style:font-weight-complex="normal"/>
    </style:style>
    <style:style style:name="P36" style:family="paragraph" style:parent-style-name="Standard">
      <style:text-properties fo:font-size="14pt" fo:language="ru" fo:country="RU" fo:font-weight="normal" officeooo:rsid="003d78d7" officeooo:paragraph-rsid="00950b80" style:font-size-asian="14pt" style:font-weight-asian="normal" style:font-size-complex="14pt" style:font-weight-complex="normal"/>
    </style:style>
    <style:style style:name="P37" style:family="paragraph" style:parent-style-name="Standard">
      <style:text-properties fo:font-size="14pt" fo:language="ru" fo:country="RU" fo:font-weight="normal" officeooo:rsid="0098531a" officeooo:paragraph-rsid="0098531a" style:font-size-asian="14pt" style:font-weight-asian="normal" style:font-size-complex="14pt" style:font-weight-complex="normal"/>
    </style:style>
    <style:style style:name="P38" style:family="paragraph" style:parent-style-name="Standard">
      <style:text-properties fo:font-size="14pt" fo:language="ru" fo:country="RU" fo:font-weight="normal" officeooo:rsid="0098c738" officeooo:paragraph-rsid="0098c738" style:font-size-asian="14pt" style:font-weight-asian="normal" style:font-size-complex="14pt" style:font-weight-complex="normal"/>
    </style:style>
    <style:style style:name="P39" style:family="paragraph" style:parent-style-name="Standard">
      <style:text-properties fo:font-size="14pt" fo:language="ru" fo:country="RU" fo:font-weight="normal" officeooo:rsid="009b82e7" officeooo:paragraph-rsid="009b82e7" style:font-size-asian="14pt" style:font-weight-asian="normal" style:font-size-complex="14pt" style:font-weight-complex="normal"/>
    </style:style>
    <style:style style:name="P40" style:family="paragraph" style:parent-style-name="Standard">
      <style:text-properties fo:font-size="14pt" fo:language="ru" fo:country="RU" fo:font-weight="normal" officeooo:rsid="009c7cbf" officeooo:paragraph-rsid="009c7cbf" style:font-size-asian="14pt" style:font-weight-asian="normal" style:font-size-complex="14pt" style:font-weight-complex="normal"/>
    </style:style>
    <style:style style:name="P41" style:family="paragraph" style:parent-style-name="Standard">
      <style:text-properties fo:font-size="14pt" fo:language="ru" fo:country="RU" fo:font-weight="normal" officeooo:rsid="009c7cbf" officeooo:paragraph-rsid="00a5fbcc" style:font-size-asian="14pt" style:font-weight-asian="normal" style:font-size-complex="14pt" style:font-weight-complex="normal"/>
    </style:style>
    <style:style style:name="P42" style:family="paragraph" style:parent-style-name="Standard">
      <style:text-properties fo:font-size="14pt" fo:language="ru" fo:country="RU" fo:font-weight="normal" officeooo:rsid="009c7cbf" officeooo:paragraph-rsid="00a7ee72" style:font-size-asian="14pt" style:font-weight-asian="normal" style:font-size-complex="14pt" style:font-weight-complex="normal"/>
    </style:style>
    <style:style style:name="P43" style:family="paragraph" style:parent-style-name="Standard">
      <style:text-properties fo:font-size="14pt" fo:language="ru" fo:country="RU" fo:font-weight="normal" officeooo:rsid="009e3e53" officeooo:paragraph-rsid="009e3e53" style:font-size-asian="14pt" style:font-weight-asian="normal" style:font-size-complex="14pt" style:font-weight-complex="normal"/>
    </style:style>
    <style:style style:name="P44" style:family="paragraph" style:parent-style-name="Standard">
      <style:text-properties fo:font-size="14pt" fo:language="ru" fo:country="RU" fo:font-weight="normal" officeooo:rsid="009fbdab" officeooo:paragraph-rsid="009fbdab" style:font-size-asian="14pt" style:font-weight-asian="normal" style:font-size-complex="14pt" style:font-weight-complex="normal"/>
    </style:style>
    <style:style style:name="P45" style:family="paragraph" style:parent-style-name="Standard">
      <style:text-properties fo:font-size="14pt" fo:language="ru" fo:country="RU" fo:font-weight="normal" officeooo:rsid="009fe00e" officeooo:paragraph-rsid="009fe00e" style:font-size-asian="14pt" style:font-weight-asian="normal" style:font-size-complex="14pt" style:font-weight-complex="normal"/>
    </style:style>
    <style:style style:name="P46" style:family="paragraph" style:parent-style-name="Standard">
      <style:text-properties fo:font-size="14pt" fo:language="ru" fo:country="RU" fo:font-weight="normal" officeooo:rsid="00a08bca" officeooo:paragraph-rsid="00a08bca" style:font-size-asian="14pt" style:font-weight-asian="normal" style:font-size-complex="14pt" style:font-weight-complex="normal"/>
    </style:style>
    <style:style style:name="P47" style:family="paragraph" style:parent-style-name="Standard">
      <style:text-properties fo:font-size="14pt" fo:language="ru" fo:country="RU" fo:font-weight="normal" officeooo:rsid="00a0da91" officeooo:paragraph-rsid="00a0da91" style:font-size-asian="14pt" style:font-weight-asian="normal" style:font-size-complex="14pt" style:font-weight-complex="normal"/>
    </style:style>
    <style:style style:name="P48" style:family="paragraph" style:parent-style-name="Standard">
      <style:text-properties fo:font-size="14pt" fo:language="ru" fo:country="RU" fo:font-weight="normal" officeooo:rsid="00a4de8e" officeooo:paragraph-rsid="00a4de8e" style:font-size-asian="14pt" style:font-weight-asian="normal" style:font-size-complex="14pt" style:font-weight-complex="normal"/>
    </style:style>
    <style:style style:name="P49" style:family="paragraph" style:parent-style-name="Standard">
      <style:text-properties fo:font-size="14pt" fo:language="ru" fo:country="RU" fo:font-weight="normal" officeooo:rsid="00a56c47" officeooo:paragraph-rsid="00a56c47" style:font-size-asian="14pt" style:font-weight-asian="normal" style:font-size-complex="14pt" style:font-weight-complex="normal"/>
    </style:style>
    <style:style style:name="P50" style:family="paragraph" style:parent-style-name="Standard">
      <style:text-properties fo:font-size="14pt" fo:language="ru" fo:country="RU" fo:font-weight="normal" officeooo:rsid="00a7ee72" officeooo:paragraph-rsid="00a7ee72" style:font-size-asian="14pt" style:font-weight-asian="normal" style:font-size-complex="14pt" style:font-weight-complex="normal"/>
    </style:style>
    <style:style style:name="P51" style:family="paragraph" style:parent-style-name="Standard">
      <style:text-properties fo:font-size="14pt" fo:language="ru" fo:country="RU" fo:font-weight="normal" officeooo:rsid="00a83f47" officeooo:paragraph-rsid="00a83f47" style:font-size-asian="14pt" style:font-weight-asian="normal" style:font-size-complex="14pt" style:font-weight-complex="normal"/>
    </style:style>
    <style:style style:name="P52" style:family="paragraph" style:parent-style-name="Standard">
      <style:text-properties fo:font-size="14pt" fo:language="ru" fo:country="RU" fo:font-weight="normal" officeooo:rsid="00a894f1" officeooo:paragraph-rsid="00a894f1" style:font-size-asian="14pt" style:font-weight-asian="normal" style:font-size-complex="14pt" style:font-weight-complex="normal"/>
    </style:style>
    <style:style style:name="P53" style:family="paragraph" style:parent-style-name="Standard">
      <style:text-properties fo:font-size="14pt" fo:language="ru" fo:country="RU" fo:font-weight="normal" officeooo:rsid="00aa7e6f" officeooo:paragraph-rsid="00aa7e6f" style:font-size-asian="14pt" style:font-weight-asian="normal" style:font-size-complex="14pt" style:font-weight-complex="normal"/>
    </style:style>
    <style:style style:name="P54" style:family="paragraph" style:parent-style-name="Standard">
      <style:text-properties fo:font-size="14pt" fo:language="ru" fo:country="RU" fo:font-weight="normal" officeooo:rsid="00ab824a" officeooo:paragraph-rsid="00ab824a" style:font-size-asian="14pt" style:font-weight-asian="normal" style:font-size-complex="14pt" style:font-weight-complex="normal"/>
    </style:style>
    <style:style style:name="P55" style:family="paragraph" style:parent-style-name="Standard">
      <style:text-properties fo:font-size="14pt" fo:language="ru" fo:country="RU" fo:font-weight="normal" officeooo:rsid="00ada94c" officeooo:paragraph-rsid="00ab824a" style:font-size-asian="14pt" style:font-weight-asian="normal" style:font-size-complex="14pt" style:font-weight-complex="normal"/>
    </style:style>
    <style:style style:name="P56" style:family="paragraph" style:parent-style-name="Standard">
      <style:text-properties fo:font-size="14pt" fo:language="ru" fo:country="RU" fo:font-weight="normal" officeooo:rsid="00adefb7" officeooo:paragraph-rsid="00adefb7" style:font-size-asian="14pt" style:font-weight-asian="normal" style:font-size-complex="14pt" style:font-weight-complex="normal"/>
    </style:style>
    <style:style style:name="P57" style:family="paragraph" style:parent-style-name="Standard">
      <style:text-properties fo:font-size="14pt" fo:language="ru" fo:country="RU" fo:font-weight="normal" officeooo:rsid="00b0bfe6" officeooo:paragraph-rsid="00aea5c6" style:font-size-asian="14pt" style:font-weight-asian="normal" style:font-size-complex="14pt" style:font-weight-complex="normal"/>
    </style:style>
    <style:style style:name="P58" style:family="paragraph" style:parent-style-name="Standard">
      <style:text-properties fo:font-size="14pt" fo:language="ru" fo:country="RU" fo:font-weight="normal" officeooo:rsid="00b1302d" officeooo:paragraph-rsid="00b1302d" style:font-size-asian="14pt" style:font-weight-asian="normal" style:font-size-complex="14pt" style:font-weight-complex="normal"/>
    </style:style>
    <style:style style:name="P59" style:family="paragraph" style:parent-style-name="Standard">
      <style:text-properties fo:font-size="14pt" fo:language="ru" fo:country="RU" fo:font-weight="normal" officeooo:rsid="00b1b182" officeooo:paragraph-rsid="00b1b182" style:font-size-asian="14pt" style:font-weight-asian="normal" style:font-size-complex="14pt" style:font-weight-complex="normal"/>
    </style:style>
    <style:style style:name="P60" style:family="paragraph" style:parent-style-name="Standard">
      <style:text-properties fo:font-size="14pt" fo:language="ru" fo:country="RU" fo:font-weight="normal" officeooo:rsid="00b28bfc" officeooo:paragraph-rsid="00b28bfc" style:font-size-asian="14pt" style:font-weight-asian="normal" style:font-size-complex="14pt" style:font-weight-complex="normal"/>
    </style:style>
    <style:style style:name="P61" style:family="paragraph" style:parent-style-name="Standard">
      <style:text-properties fo:font-size="14pt" fo:language="ru" fo:country="RU" fo:font-weight="normal" officeooo:rsid="00b2949f" officeooo:paragraph-rsid="00b2949f" style:font-size-asian="14pt" style:font-weight-asian="normal" style:font-size-complex="14pt" style:font-weight-complex="normal"/>
    </style:style>
    <style:style style:name="P62" style:family="paragraph" style:parent-style-name="Standard">
      <style:text-properties fo:font-size="14pt" fo:language="ru" fo:country="RU" fo:font-weight="normal" officeooo:rsid="00b37b08" officeooo:paragraph-rsid="00b37b08" style:font-size-asian="14pt" style:font-weight-asian="normal" style:font-size-complex="14pt" style:font-weight-complex="normal"/>
    </style:style>
    <style:style style:name="P63" style:family="paragraph" style:parent-style-name="Standard">
      <style:text-properties fo:font-size="14pt" fo:language="ru" fo:country="RU" fo:font-weight="normal" officeooo:rsid="00b8274e" officeooo:paragraph-rsid="00b8274e" style:font-size-asian="14pt" style:font-weight-asian="normal" style:font-size-complex="14pt" style:font-weight-complex="normal"/>
    </style:style>
    <style:style style:name="P64" style:family="paragraph" style:parent-style-name="Standard">
      <style:text-properties officeooo:paragraph-rsid="0072d476"/>
    </style:style>
    <style:style style:name="P65" style:family="paragraph" style:parent-style-name="Text_20_body">
      <style:paragraph-properties fo:padding="0.049cm" fo:border="0.06pt solid #d9d9e3"/>
    </style:style>
    <style:style style:name="P66" style:family="paragraph" style:parent-style-name="Text_20_body">
      <style:paragraph-properties fo:padding="0.049cm" fo:border="0.06pt solid #d9d9e3"/>
      <style:text-properties loext:padding="0.049cm" loext:border="0.06pt solid #d9d9e3"/>
    </style:style>
    <style:style style:name="P67" style:family="paragraph" style:parent-style-name="Text_20_body">
      <style:paragraph-properties fo:margin-left="0cm" fo:margin-right="0cm" fo:margin-top="0cm" fo:margin-bottom="0cm" style:contextual-spacing="false" style:line-height-at-least="0.556cm" fo:orphans="1" fo:text-indent="0cm" style:auto-text-indent="false"/>
      <style:text-properties fo:font-variant="normal" fo:text-transform="none" fo:color="#ffffff" loext:opacity="100%" fo:background-color="#018374" loext:padding="0cm" loext:border="none"/>
    </style:style>
    <style:style style:name="P6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-left="0cm" loext:padding-right="0.049cm" loext:padding-top="0.049cm" loext:padding-bottom="0.049cm" loext:border-left="none" loext:border-right="0.74pt solid #000000" loext:border-top="0.74pt solid #000000" loext:border-bottom="0.74pt solid #000000"/>
    </style:style>
    <style:style style:name="P69" style:family="paragraph" style:parent-style-name="Standard">
      <style:text-properties fo:font-size="14pt" fo:language="ru" fo:country="RU" fo:font-weight="normal" officeooo:rsid="00b8274e" officeooo:paragraph-rsid="00b8274e" style:font-size-asian="14pt" style:font-weight-asian="normal" style:font-size-complex="14pt" style:font-weight-complex="normal"/>
    </style:style>
    <style:style style:name="P70" style:family="paragraph" style:parent-style-name="Standard">
      <style:text-properties fo:font-size="14pt" fo:language="ru" fo:country="RU" fo:font-weight="normal" officeooo:rsid="00b839c6" officeooo:paragraph-rsid="00b839c6" style:font-size-asian="14pt" style:font-weight-asian="normal" style:font-size-complex="14pt" style:font-weight-complex="normal"/>
    </style:style>
    <style:style style:name="P71" style:family="paragraph" style:parent-style-name="Standard">
      <style:text-properties fo:font-size="14pt" fo:language="ru" fo:country="RU" fo:font-weight="normal" officeooo:rsid="00b1302d" officeooo:paragraph-rsid="00b1302d" style:font-size-asian="14pt" style:font-weight-asian="normal" style:font-size-complex="14pt" style:font-weight-complex="normal"/>
    </style:style>
    <style:style style:name="P72" style:family="paragraph" style:parent-style-name="Standard">
      <style:text-properties fo:font-size="14pt" fo:language="ru" fo:country="RU" fo:font-weight="normal" officeooo:rsid="00b87296" officeooo:paragraph-rsid="00b87296" style:font-size-asian="14pt" style:font-weight-asian="normal" style:font-size-complex="14pt" style:font-weight-complex="normal"/>
    </style:style>
    <style:style style:name="P73" style:family="paragraph" style:parent-style-name="Standard">
      <style:text-properties fo:font-size="14pt" fo:language="ru" fo:country="RU" fo:font-weight="normal" officeooo:rsid="00b1b182" officeooo:paragraph-rsid="00b1b182" style:font-size-asian="14pt" style:font-weight-asian="normal" style:font-size-complex="14pt" style:font-weight-complex="normal"/>
    </style:style>
    <style:style style:name="P74" style:family="paragraph" style:parent-style-name="Standard">
      <style:text-properties fo:font-size="14pt" fo:language="ru" fo:country="RU" fo:font-weight="normal" officeooo:rsid="00bb8e42" officeooo:paragraph-rsid="00bb8e42" style:font-size-asian="14pt" style:font-weight-asian="normal" style:font-size-complex="14pt" style:font-weight-complex="normal"/>
    </style:style>
    <style:style style:name="P75" style:family="paragraph" style:parent-style-name="Standard">
      <style:text-properties fo:font-size="14pt" fo:language="ru" fo:country="RU" fo:font-weight="normal" officeooo:rsid="00bcf321" officeooo:paragraph-rsid="00bcf321" style:font-size-asian="14pt" style:font-weight-asian="normal" style:font-size-complex="14pt" style:font-weight-complex="normal"/>
    </style:style>
    <style:style style:name="P76" style:family="paragraph" style:parent-style-name="Text_20_body" style:list-style-name="L1">
      <style:paragraph-properties fo:padding="0.049cm" fo:border="0.06pt solid #d9d9e3"/>
    </style:style>
    <style:style style:name="P77" style:family="paragraph" style:parent-style-name="Text_20_body" style:list-style-name="L2">
      <style:paragraph-properties fo:padding="0.049cm" fo:border="0.06pt solid #d9d9e3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684ce"/>
    </style:style>
    <style:style style:name="T3" style:family="text">
      <style:text-properties officeooo:rsid="003684ce"/>
    </style:style>
    <style:style style:name="T4" style:family="text">
      <style:text-properties fo:language="en" fo:country="US" officeooo:rsid="003684ce"/>
    </style:style>
    <style:style style:name="T5" style:family="text">
      <style:text-properties fo:language="en" fo:country="US" fo:font-weight="bold" officeooo:rsid="003684ce" style:font-weight-asian="bold" style:font-weight-complex="bold"/>
    </style:style>
    <style:style style:name="T6" style:family="text">
      <style:text-properties fo:language="en" fo:country="US" officeooo:rsid="005a129f"/>
    </style:style>
    <style:style style:name="T7" style:family="text">
      <style:text-properties fo:language="en" fo:country="US" officeooo:rsid="006714c7"/>
    </style:style>
    <style:style style:name="T8" style:family="text">
      <style:text-properties fo:language="en" fo:country="US" fo:font-weight="normal" officeooo:rsid="003684ce" style:font-weight-asian="normal" style:font-weight-complex="normal"/>
    </style:style>
    <style:style style:name="T9" style:family="text">
      <style:text-properties officeooo:rsid="00377f01"/>
    </style:style>
    <style:style style:name="T10" style:family="text">
      <style:text-properties officeooo:rsid="00395395"/>
    </style:style>
    <style:style style:name="T11" style:family="text">
      <style:text-properties officeooo:rsid="003ac9e3"/>
    </style:style>
    <style:style style:name="T12" style:family="text">
      <style:text-properties officeooo:rsid="003bc244"/>
    </style:style>
    <style:style style:name="T13" style:family="text">
      <style:text-properties officeooo:rsid="003d78d7"/>
    </style:style>
    <style:style style:name="T14" style:family="text">
      <style:text-properties officeooo:rsid="004095d0"/>
    </style:style>
    <style:style style:name="T15" style:family="text">
      <style:text-properties officeooo:rsid="00441e14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3684ce" style:font-weight-asian="normal" style:font-weight-complex="normal"/>
    </style:style>
    <style:style style:name="T18" style:family="text">
      <style:text-properties fo:font-weight="normal" officeooo:rsid="00377f01" style:font-weight-asian="normal" style:font-weight-complex="normal"/>
    </style:style>
    <style:style style:name="T19" style:family="text">
      <style:text-properties fo:font-weight="normal" officeooo:rsid="00395395" style:font-weight-asian="normal" style:font-weight-complex="normal"/>
    </style:style>
    <style:style style:name="T20" style:family="text">
      <style:text-properties fo:font-weight="normal" officeooo:rsid="003ac9e3" style:font-weight-asian="normal" style:font-weight-complex="normal"/>
    </style:style>
    <style:style style:name="T21" style:family="text">
      <style:text-properties fo:font-weight="normal" officeooo:rsid="003bc244" style:font-weight-asian="normal" style:font-weight-complex="normal"/>
    </style:style>
    <style:style style:name="T22" style:family="text">
      <style:text-properties fo:font-weight="normal" officeooo:rsid="003d78d7" style:font-weight-asian="normal" style:font-weight-complex="normal"/>
    </style:style>
    <style:style style:name="T23" style:family="text">
      <style:text-properties fo:font-weight="normal" officeooo:rsid="0096af3f" style:font-weight-asian="normal" style:font-weight-complex="normal"/>
    </style:style>
    <style:style style:name="T24" style:family="text">
      <style:text-properties fo:font-weight="normal" officeooo:rsid="0098531a" style:font-weight-asian="normal" style:font-weight-complex="normal"/>
    </style:style>
    <style:style style:name="T25" style:family="text">
      <style:text-properties fo:font-weight="normal" officeooo:rsid="00436ed6" style:font-weight-asian="normal" style:font-weight-complex="normal"/>
    </style:style>
    <style:style style:name="T26" style:family="text">
      <style:text-properties fo:font-weight="normal" officeooo:rsid="00a7ee72" style:font-weight-asian="normal" style:font-weight-complex="normal"/>
    </style:style>
    <style:style style:name="T27" style:family="text">
      <style:text-properties fo:font-weight="normal" officeooo:rsid="00ad4b9d" style:font-weight-asian="normal" style:font-weight-complex="normal"/>
    </style:style>
    <style:style style:name="T28" style:family="text">
      <style:text-properties fo:font-weight="normal" officeooo:rsid="00ada94c" style:font-weight-asian="normal" style:font-weight-complex="normal"/>
    </style:style>
    <style:style style:name="T29" style:family="text">
      <style:text-properties fo:font-weight="normal" officeooo:rsid="00af9f19" style:font-weight-asian="normal" style:font-weight-complex="normal"/>
    </style:style>
    <style:style style:name="T30" style:family="text">
      <style:text-properties fo:font-weight="normal" officeooo:rsid="00b0bfe6" style:font-weight-asian="normal" style:font-weight-complex="normal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4095d0" style:font-weight-asian="bold" style:font-weight-complex="bold"/>
    </style:style>
    <style:style style:name="T33" style:family="text">
      <style:text-properties fo:font-weight="bold" officeooo:rsid="003d78d7" style:font-weight-asian="bold" style:font-weight-complex="bold"/>
    </style:style>
    <style:style style:name="T34" style:family="text">
      <style:text-properties fo:font-weight="bold" officeooo:rsid="00950b80" style:font-weight-asian="bold" style:font-weight-complex="bold"/>
    </style:style>
    <style:style style:name="T35" style:family="text">
      <style:text-properties fo:font-weight="bold" officeooo:rsid="00436ed6" style:font-weight-asian="bold" style:font-weight-complex="bold"/>
    </style:style>
    <style:style style:name="T36" style:family="text">
      <style:text-properties officeooo:rsid="00477a27"/>
    </style:style>
    <style:style style:name="T37" style:family="text">
      <style:text-properties officeooo:rsid="00488931"/>
    </style:style>
    <style:style style:name="T38" style:family="text">
      <style:text-properties officeooo:rsid="004908d8"/>
    </style:style>
    <style:style style:name="T39" style:family="text">
      <style:text-properties officeooo:rsid="004aa66e"/>
    </style:style>
    <style:style style:name="T40" style:family="text">
      <style:text-properties officeooo:rsid="004c82bb"/>
    </style:style>
    <style:style style:name="T41" style:family="text">
      <style:text-properties officeooo:rsid="004cf22e"/>
    </style:style>
    <style:style style:name="T42" style:family="text">
      <style:text-properties officeooo:rsid="004d8b68"/>
    </style:style>
    <style:style style:name="T43" style:family="text">
      <style:text-properties officeooo:rsid="004dd22d"/>
    </style:style>
    <style:style style:name="T44" style:family="text">
      <style:text-properties officeooo:rsid="004e6dc4"/>
    </style:style>
    <style:style style:name="T45" style:family="text">
      <style:text-properties officeooo:rsid="0050f94c"/>
    </style:style>
    <style:style style:name="T46" style:family="text">
      <style:text-properties officeooo:rsid="00529f31"/>
    </style:style>
    <style:style style:name="T47" style:family="text">
      <style:text-properties officeooo:rsid="005383db"/>
    </style:style>
    <style:style style:name="T48" style:family="text">
      <style:text-properties officeooo:rsid="005403b8"/>
    </style:style>
    <style:style style:name="T49" style:family="text">
      <style:text-properties officeooo:rsid="0054b5a7"/>
    </style:style>
    <style:style style:name="T50" style:family="text">
      <style:text-properties officeooo:rsid="00556ab6"/>
    </style:style>
    <style:style style:name="T51" style:family="text">
      <style:text-properties officeooo:rsid="0056e411"/>
    </style:style>
    <style:style style:name="T52" style:family="text">
      <style:text-properties officeooo:rsid="005a129f"/>
    </style:style>
    <style:style style:name="T53" style:family="text">
      <style:text-properties officeooo:rsid="005a4a84"/>
    </style:style>
    <style:style style:name="T54" style:family="text">
      <style:text-properties officeooo:rsid="005a8d23"/>
    </style:style>
    <style:style style:name="T55" style:family="text">
      <style:text-properties officeooo:rsid="005b2e52"/>
    </style:style>
    <style:style style:name="T56" style:family="text">
      <style:text-properties officeooo:rsid="005cf585"/>
    </style:style>
    <style:style style:name="T57" style:family="text">
      <style:text-properties officeooo:rsid="005ec504"/>
    </style:style>
    <style:style style:name="T58" style:family="text">
      <style:text-properties officeooo:rsid="00601b0a"/>
    </style:style>
    <style:style style:name="T59" style:family="text">
      <style:text-properties officeooo:rsid="00611399"/>
    </style:style>
    <style:style style:name="T60" style:family="text">
      <style:text-properties officeooo:rsid="006284fc"/>
    </style:style>
    <style:style style:name="T61" style:family="text">
      <style:text-properties officeooo:rsid="0064594b"/>
    </style:style>
    <style:style style:name="T62" style:family="text">
      <style:text-properties officeooo:rsid="006714c7"/>
    </style:style>
    <style:style style:name="T63" style:family="text">
      <style:text-properties officeooo:rsid="0069e91d"/>
    </style:style>
    <style:style style:name="T64" style:family="text">
      <style:text-properties officeooo:rsid="006a2e15"/>
    </style:style>
    <style:style style:name="T65" style:family="text">
      <style:text-properties officeooo:rsid="006b6ade"/>
    </style:style>
    <style:style style:name="T66" style:family="text">
      <style:text-properties officeooo:rsid="006d372b"/>
    </style:style>
    <style:style style:name="T67" style:family="text">
      <style:text-properties officeooo:rsid="00762abb"/>
    </style:style>
    <style:style style:name="T68" style:family="text">
      <style:text-properties officeooo:rsid="0077cc67"/>
    </style:style>
    <style:style style:name="T69" style:family="text">
      <style:text-properties officeooo:rsid="0079bb18"/>
    </style:style>
    <style:style style:name="T70" style:family="text">
      <style:text-properties officeooo:rsid="007b0e30"/>
    </style:style>
    <style:style style:name="T71" style:family="text">
      <style:text-properties officeooo:rsid="007bc948"/>
    </style:style>
    <style:style style:name="T72" style:family="text">
      <style:text-properties officeooo:rsid="007f38a0"/>
    </style:style>
    <style:style style:name="T73" style:family="text">
      <style:text-properties officeooo:rsid="0085c5bd"/>
    </style:style>
    <style:style style:name="T74" style:family="text">
      <style:text-properties officeooo:rsid="0086e999"/>
    </style:style>
    <style:style style:name="T75" style:family="text">
      <style:text-properties officeooo:rsid="008b20e5"/>
    </style:style>
    <style:style style:name="T76" style:family="text">
      <style:text-properties officeooo:rsid="008c5d90"/>
    </style:style>
    <style:style style:name="T77" style:family="text">
      <style:text-properties officeooo:rsid="008f1848"/>
    </style:style>
    <style:style style:name="T78" style:family="text">
      <style:text-properties loext:padding="0.049cm" loext:border="0.06pt solid #d9d9e3"/>
    </style:style>
    <style:style style:name="T79" style:family="text">
      <style:text-properties fo:font-size="14pt" fo:language="ru" fo:country="RU" officeooo:rsid="002e2d99" style:font-size-asian="14pt" style:font-size-complex="14pt"/>
    </style:style>
    <style:style style:name="T80" style:family="text">
      <style:text-properties officeooo:rsid="00a37766"/>
    </style:style>
    <style:style style:name="T81" style:family="text">
      <style:text-properties fo:language="de" fo:country="DE" fo:font-weight="normal" officeooo:rsid="00a7ee72" style:font-weight-asian="normal" style:font-weight-complex="normal"/>
    </style:style>
    <style:style style:name="T82" style:family="text">
      <style:text-properties officeooo:rsid="00b37b08"/>
    </style:style>
    <style:style style:name="T83" style:family="text">
      <style:text-properties officeooo:rsid="00b4bc65"/>
    </style:style>
    <style:style style:name="T84" style:family="text">
      <style:text-properties officeooo:rsid="00b55edc"/>
    </style:style>
    <style:style style:name="T85" style:family="text">
      <style:text-properties officeooo:rsid="00b87296"/>
    </style:style>
    <style:style style:name="T86" style:family="text">
      <style:text-properties officeooo:rsid="00b9cfa0"/>
    </style:style>
    <style:style style:name="T87" style:family="text">
      <style:text-properties officeooo:rsid="00bb7744"/>
    </style:style>
    <style:style style:name="T88" style:family="text">
      <style:text-properties officeooo:rsid="00bb8e42"/>
    </style:style>
    <style:style style:name="T89" style:family="text">
      <style:text-properties officeooo:rsid="00bcf32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nyl – <text:span text:style-name="T1">дизайн-документ игр</text:span><text:span text:style-name="T2">ы</text:span></text:p>
      <text:p text:style-name="P2"/>
      <text:p text:style-name="P3">Жанр — <text:span text:style-name="T16">музыкальный 3д пазл-платформер</text:span></text:p>
      <text:p text:style-name="P1"/>
      <text:p text:style-name="P5"><text:span text:style-name="T5">Core-gameplay</text:span><text:span text:style-name="T4"> – </text:span><text:span text:style-name="T3">нужно нажать на все виниловые диски на локации. После этого открывается проход на следующую локацию. Существуют всево</text:span><text:span text:style-name="T9">зм</text:span><text:span text:style-name="T3">ожные препятствия на уровне, которые меша</text:span><text:span text:style-name="T10">ют достичь этой цели. </text:span><text:span text:style-name="T11">Каждый диск отвечает за определённый «слой» музыки (драмсет, пад, или инструменты). Таким образом, если нажать на все диски, то из-за разных «слоёв» собирается цельная музыкальная композиция. </text:span><text:span text:style-name="T12">Разные диски имеют разные эффекты. </text:span><text:span text:style-name="T13">Нажатие производится при помощи прыжка (платформинг).</text:span></text:p>
      <text:p text:style-name="P5"/>
      <text:p text:style-name="P5"><text:span text:style-name="T32">Сюжет</text:span><text:span text:style-name="T14">: </text:span><text:span text:style-name="T15">саунддизайнер попал в мир собственной музыки и пытается выбраться из него.</text:span></text:p>
      <text:p text:style-name="P5"/>
      <text:p text:style-name="P8"><text:span text:style-name="T31">Описание уровней</text:span>: <text:span text:style-name="T36">в демо 2 уровня. </text:span></text:p>
      <text:p text:style-name="P10">Первый уровень: игрок осваивает управление. Он делится на 6 левелов (секций).</text:p>
      <text:p text:style-name="P10">- 1: <text:span text:style-name="T37">треугольная локация. </text:span><text:span text:style-name="T38">1 диск. Игрок учится прыгать, и что при нажатии на диск — дверь открывается</text:span></text:p>
      <text:p text:style-name="P11">- 2: <text:span text:style-name="T37">треугольная локация. </text:span><text:span text:style-name="T38">1 диска. Один внизу, второй наверху слева. Игрок учится что трек собирается из 2 дисков, и можно прыгать как сверху так и «головой».</text:span></text:p>
      <text:p text:style-name="P11">- 3: <text:span text:style-name="T37">квадратная локация. </text:span><text:span text:style-name="T38">4 диска. Игрок учится что диски могут крутиться в другую сторону. Что на одном диске можно прыгать несколько раз. </text:span></text:p>
      <text:p text:style-name="P11">- 4: <text:span text:style-name="T37">квадратная локация. </text:span><text:span text:style-name="T38">Конструкция точно такая же как и 3 уровня, но есть «пена» на полу, на которую нельзя наступать, иначе игрок «умирает» респавнится в начале уровня.</text:span></text:p>
      <text:p text:style-name="P11">- 5: <text:span text:style-name="T37">прямоугольная локация. </text:span><text:span text:style-name="T38">Игрок учится </text:span><text:span text:style-name="T39">приседать и быстро пробегать </text:span><text:span text:style-name="T40">и прыгать, чтобы перегрынуть пропасть.</text:span></text:p>
      <text:p text:style-name="P11">- 6: <text:span text:style-name="T37">круглая локация. </text:span><text:span text:style-name="T39">Здесь проверяются все навыки игра. </text:span><text:span text:style-name="T41">Конструкция строится из 2 цилиндров. </text:span></text:p>
      <text:p text:style-name="P10"/>
      <text:p text:style-name="P10">Второй уровень (примерно): <text:span text:style-name="T42">появляются основные игровые фичи. </text:span></text:p>
      <text:p text:style-name="P10">- <text:span text:style-name="T43">1: </text:span><text:span text:style-name="T44">круглая локация. Здесь можно выбрать один из 4 дисков — каждый открывает портал на целую секцию уровней. </text:span><text:span text:style-name="T45">4 диска: А, Б, В, Г. </text:span><text:span text:style-name="T62">Завершение каждой секции возврашает на уровень 1. </text:span></text:p>
      <text:p text:style-name="P12">Секция А: <text:span text:style-name="T45">игрок учится «</text:span><text:span text:style-name="T46">временным» дискам, после прыжка на них, они исчезают на какое-то время, а потом снова появляются.</text:span></text:p>
      <text:p text:style-name="P13">- 2: <text:span text:style-name="T50">треугольная локация. 3-4 диска, которые ведут вверх. Один из них временный (подпорка к остальным дискам). </text:span></text:p>
      <text:p text:style-name="P13">- 3: <text:span text:style-name="T50">овальная локация. 10-15 дисков. Расположены полукругом сверху внизу. Половина из дисков — временные. Внизу на полу пена.</text:span></text:p>
      <text:p text:style-name="P12">Секция Б<text:span text:style-name="T43">: </text:span><text:span text:style-name="T47">игрок учится </text:span><text:span text:style-name="T48">тому, что препятствия могут двигаться. </text:span><text:span text:style-name="T72">Какие препятствия? </text:span></text:p>
      <text:p text:style-name="P12"><text:soft-page-break/></text:p>
      <text:p text:style-name="P14">- 5: <text:span text:style-name="T73">1 диск — 1 препятствие.</text:span></text:p>
      <text:p text:style-name="P14">- 6: <text:span text:style-name="T73">влево-вправо</text:span></text:p>
      <text:p text:style-name="P14">- 7: <text:span text:style-name="T74">снизу вверх</text:span><text:span text:style-name="T73">, влево-вправо</text:span></text:p>
      <text:p text:style-name="P12">Секция В<text:span text:style-name="T43">: </text:span><text:span text:style-name="T47">игрок учится, </text:span><text:span text:style-name="T48">что есть диски, поворачивающие блоки/лестницы/комнаты/части комнат.</text:span></text:p>
      <text:p text:style-name="P14">- 8: <text:span text:style-name="T55">лабиринт в форме буквы «Т». Внизу буквы стоит «Т» диск. </text:span><text:span text:style-name="T56">Он поворачивает «Г» влево или вправо. </text:span><text:span text:style-name="T57">Справо ничего нет, а слева — портал на следующий левел.</text:span></text:p>
      <text:p text:style-name="P14">- 9: <text:span text:style-name="T58">лабиринт в форме креста, где крестовина — секция, которая может поворачиваться сверху-вниз. </text:span><text:span text:style-name="T59">Сбоку слева — лестница. </text:span><text:span text:style-name="T60">С помощью первого диска можно повернуть крестовину и подняться наверх, где портал</text:span></text:p>
      <text:p text:style-name="P15">- 10: <text:span text:style-name="T52">лабиринт из мини комнат в виде букв «Г», «Т», «</text:span><text:span text:style-name="T6">I</text:span><text:span text:style-name="T52">». </text:span><text:span text:style-name="T53">Нажатие на разные диски поворачивает эти буквы. </text:span><text:span text:style-name="T54">Пол, потолок, стены — в плиточку. </text:span><text:span text:style-name="T61">3-4 диска.</text:span></text:p>
      <text:p text:style-name="P12">Секция Г<text:span text:style-name="T43">: </text:span><text:span text:style-name="T47">игрок учится </text:span><text:span text:style-name="T48">тому, что </text:span><text:span text:style-name="T49">диски могут двигаться по разным направлениям.</text:span></text:p>
      <text:p text:style-name="P16">- 11: <text:span text:style-name="T50">треугольная локация. Диск при нажатии поднимается наверх, а потом едет вниз. Наверху портал </text:span><text:span text:style-name="T51">на другой уровень.</text:span></text:p>
      <text:p text:style-name="P14">- 12: <text:span text:style-name="T67">Квадратная локация (квадратный цилиндр без центра). </text:span><text:span text:style-name="T68">Диски двигаются влево и вправо. 4 — диска по 4 локациям.</text:span></text:p>
      <text:p text:style-name="P14">- 13: <text:span text:style-name="T70">Ромбовидная локация. Все стены в пене. </text:span><text:span text:style-name="T69">Диски двигаются вверх и вниз, влево и вправо. </text:span></text:p>
      <text:p text:style-name="P17">***</text:p>
      <text:p text:style-name="P24">(продумать чуть позже)</text:p>
      <text:p text:style-name="P17">- 1<text:span text:style-name="T71">4</text:span>: <text:span text:style-name="T62">следующая локация, </text:span><text:span text:style-name="T76">круглая, </text:span><text:span text:style-name="T62">где можно выбрать один из 3 дисков. Каждый ведет на свой уровень. </text:span><text:span text:style-name="T63">Соединяются механики предыдущих левелов. </text:span></text:p>
      <text:p text:style-name="P17">- <text:span text:style-name="T62">1</text:span><text:span text:style-name="T71">5</text:span><text:span text:style-name="T7">: </text:span><text:span text:style-name="T63">Соединение механик: «</text:span><text:span text:style-name="T64">временные» диски + двигающиеся диски</text:span></text:p>
      <text:p text:style-name="P18">- 1<text:span text:style-name="T71">6</text:span>: <text:span text:style-name="T63">Соединение механик: </text:span><text:span text:style-name="T64">диски, поворачивающие секции, + двигающиеся препятствия</text:span></text:p>
      <text:p text:style-name="P18">- 1<text:span text:style-name="T71">7</text:span>: <text:span text:style-name="T63">Соединение механик: «</text:span><text:span text:style-name="T64">временные» диски + двигающиеся препятствия</text:span></text:p>
      <text:p text:style-name="P18">- <text:span text:style-name="T64">1</text:span><text:span text:style-name="T71">8</text:span><text:span text:style-name="T64">: </text:span><text:span text:style-name="T63">Соединение механик: </text:span><text:span text:style-name="T64">диски, поворачивающие секции, + двигающиеся диски</text:span></text:p>
      <text:p text:style-name="P18">- <text:span text:style-name="T71">19</text:span><text:span text:style-name="T64">: нет дисков. Просто идти вперёд. К следующим уровням.</text:span></text:p>
      <text:p text:style-name="P19">- <text:span text:style-name="T64">2</text:span><text:span text:style-name="T71">0</text:span><text:span text:style-name="T64">: </text:span><text:span text:style-name="T65">Соединение 3 механик: </text:span><text:span text:style-name="T63">«</text:span><text:span text:style-name="T64">временные» диски + двигающиеся диски + двигающиеся препятствия</text:span></text:p>
      <text:p text:style-name="P19">- <text:span text:style-name="T64">2</text:span><text:span text:style-name="T71">1</text:span><text:span text:style-name="T64">: </text:span><text:span text:style-name="T65">Соединение 3 механик: </text:span><text:span text:style-name="T64">диски, поворачивающие секции, + двигающиеся препятствия + двигающиеся диски</text:span></text:p>
      <text:p text:style-name="P19">- <text:span text:style-name="T64">2</text:span><text:span text:style-name="T71">2</text:span><text:span text:style-name="T64">: </text:span><text:span text:style-name="T65">Соединение 3 механик: <text:s/></text:span><text:span text:style-name="T64">диски, поворачивающие секции, + двигающиеся препятствия </text:span><text:span text:style-name="T66">+ </text:span><text:span text:style-name="T63">«</text:span><text:span text:style-name="T64">временные» диски + двигающиеся диски</text:span></text:p>
      <text:p text:style-name="P20">- <text:span text:style-name="T65">2</text:span><text:span text:style-name="T71">3</text:span><text:span text:style-name="T65">: последний уровень — со всеми механиками.</text:span></text:p>
      <text:p text:style-name="P18"/>
      <text:p text:style-name="P23">Разные локации выкрашены в разный цвет. Цветовой круг.</text:p>
      <text:p text:style-name="P21"><text:span text:style-name="T77">ВАЖНО!!!<text:line-break/></text:span>Сюжет? <text:span text:style-name="T77">Как его подать?</text:span></text:p>
      <text:p text:style-name="P21"/>
      <text:p text:style-name="P10"><text:soft-page-break/></text:p>
      <text:p text:style-name="P22">Где-то вставить клавиши <text:span text:style-name="T75">рояля</text:span></text:p>
      <text:p text:style-name="P64"><text:span text:style-name="T79"><text:line-break/><text:line-break/>«</text:span>Проект вашей игры "Vinyl" звучит увлекательно и креативно. Для дальнейшего развития и добавления интересных элементов в геймплей можно рассмотреть следующие идеи:</text:p>
      <text:list text:style-name="L1">
        <text:list-item>
          <text:p text:style-name="P76"><text:span text:style-name="Strong_20_Emphasis"><text:span text:style-name="T78">Уровни с множественными путями:</text:span></text:span> Добавьте разные пути к завершению уровня, где каждый путь требует разных навыков и стратегий. Игроки могут выбирать, какой путь пройти, создавая более вариативный опыт.</text:p>
        </text:list-item>
        <text:list-item>
          <text:p text:style-name="P76"><text:span text:style-name="Strong_20_Emphasis"><text:span text:style-name="T78">Специальные диски:</text:span></text:span> Введите специальные диски, предоставляющие временные бонусы или способности. Например, диск, ускоряющий движение, или диск, делающий игрока временно неуязвимым к препятствиям.</text:p>
        </text:list-item>
        <text:list-item>
          <text:p text:style-name="P76"><text:span text:style-name="Strong_20_Emphasis"><text:span text:style-name="T78">Элементы головоломок:</text:span></text:span> Добавьте элементы головоломок, где игрок должен использовать диски не только для открытия прохода, но и для решения сложных головоломок на уровне.</text:p>
        </text:list-item>
        <text:list-item>
          <text:p text:style-name="P76"><text:span text:style-name="Strong_20_Emphasis"><text:span text:style-name="T78">Боссы уровней:</text:span></text:span> Включите боссов на определенных уровнях, которые требуют умелого использования дисков для победы. Каждый босс может представлять разные жанры музыки и иметь уникальные механики битвы.</text:p>
        </text:list-item>
        <text:list-item>
          <text:p text:style-name="P76"><text:span text:style-name="Strong_20_Emphasis"><text:span text:style-name="T78">Многопользовательский режим:</text:span></text:span> Добавьте возможность соревноваться с другими игроками в режиме реального времени или сотрудничать с ними, чтобы завершить уровни в кооперативном режиме.</text:p>
        </text:list-item>
        <text:list-item>
          <text:p text:style-name="P76"><text:span text:style-name="Strong_20_Emphasis"><text:span text:style-name="T78">Дополнительные сценарии:</text:span></text:span> Разработайте дополнительные сценарии, в которых игрок может создавать свои собственные уровни и делиться ими с сообществом.</text:p>
        </text:list-item>
        <text:list-item>
          <text:p text:style-name="P76"><text:span text:style-name="Strong_20_Emphasis"><text:span text:style-name="T78">Динамичные изменения музыки:</text:span></text:span> Сделайте так, чтобы музыка менялась динамически в зависимости от того, какие диски были активированы, создавая уникальные и непредсказуемые аудио-комбинации.</text:p>
        </text:list-item>
        <text:list-item>
          <text:p text:style-name="P76"><text:span text:style-name="Strong_20_Emphasis"><text:span text:style-name="T78">Уровни с изменяемой гравитацией:</text:span></text:span> Используйте диски для изменения направления гравитации, что добавит дополнительные слои сложности в прохождение уровней.</text:p>
        </text:list-item>
      </text:list>
      <text:p text:style-name="P65">Уверен, что эти идеи могут придать вашей игре дополнительную глубину и интерес для игроков.“</text:p>
      <text:p text:style-name="P65"/>
      <text:p text:style-name="P66">Конечно, вот еще несколько идей для развития вашей игры "Vinyl":</text:p>
      <text:list text:style-name="L2">
        <text:list-item>
          <text:p text:style-name="P77"><text:span text:style-name="Strong_20_Emphasis"><text:span text:style-name="T78">Специальные уровни-концерты:</text:span></text:span><text:span text:style-name="T78"> Введите особые уровни-концерты, где игрок собирает диски, чтобы создать уникальное музыкальное представление. Каждый успешно собранный диск добавляет новый инструмент или слой к музыкальному сопровождению.</text:span></text:p>
        </text:list-item>
        <text:list-item>
          <text:p text:style-name="P77"><text:soft-page-break/><text:span text:style-name="Strong_20_Emphasis"><text:span text:style-name="T78">Уровни с асинхронными музыкальными элементами:</text:span></text:span><text:span text:style-name="T78"> Добавьте уровни, где диски воздействуют на музыку не мгновенно, а с некоторой задержкой, создавая асинхронные музыкальные композиции, которые меняются в зависимости от того, как быстро игрок проходит уровень.</text:span></text:p>
        </text:list-item>
        <text:list-item>
          <text:p text:style-name="P77"><text:span text:style-name="Strong_20_Emphasis"><text:span text:style-name="T78">Специальные события на уровнях:</text:span></text:span><text:span text:style-name="T78"> Разнообразьте геймплей добавлением специальных событий вроде временных концертов или моментов, когда музыкальные слои сливаются воедино, создавая эффектный визуальный и звуковой опыт.</text:span></text:p>
        </text:list-item>
        <text:list-item>
          <text:p text:style-name="P77"><text:span text:style-name="Strong_20_Emphasis"><text:span text:style-name="T78">Локации с разными климатами:</text:span></text:span><text:span text:style-name="T78"> Разнообразьте локации, добавив различные климатические условия, которые влияют на геймплей. Например, дождь может делать диски скользкими, что затрудняет передвижение.</text:span></text:p>
        </text:list-item>
        <text:list-item>
          <text:p text:style-name="P77"><text:span text:style-name="Strong_20_Emphasis"><text:span text:style-name="T78">Генерация уровней:</text:span></text:span><text:span text:style-name="T78"> Внедрите систему генерации уровней, чтобы каждый раз, когда игрок начинает уровень, он сталкивается с новыми вызовами и комбинациями дисков.</text:span></text:p>
        </text:list-item>
        <text:list-item>
          <text:p text:style-name="P77"><text:span text:style-name="Strong_20_Emphasis"><text:span text:style-name="T78">Музыкальные бустеры:</text:span></text:span><text:span text:style-name="T78"> Разработайте бустеры, которые игрок может собирать в течение уровня для временного улучшения своих навыков или изменения музыкальных элементов.</text:span></text:p>
        </text:list-item>
        <text:list-item>
          <text:p text:style-name="P77"><text:span text:style-name="Strong_20_Emphasis"><text:span text:style-name="T78">Режим ремиксов:</text:span></text:span><text:span text:style-name="T78"> Добавьте режим, в котором игроки могут создавать свои ремиксы уровней, изменяя расположение дисков, их эффекты и другие параметры для создания уникального игрового опыта.</text:span></text:p>
        </text:list-item>
      </text:list>
      <text:p text:style-name="P66">Эти идеи могут добавить разнообразия и глубины в вашу игру, делая ее увлекательной и запоминающейся для игроков.</text:p>
      <text:p text:style-name="P67"> </text:p>
      <text:p text:style-name="P68"/>
      <text:p text:style-name="P65"/>
      <text:p text:style-name="P65"/>
      <text:p text:style-name="P65"/>
      <text:p text:style-name="P28">Новый вариант геймплея</text:p>
      <text:p text:style-name="P28"/>
      <text:p text:style-name="P4">Жанр — <text:span text:style-name="T16">музыкальный 3д пазл-платформер</text:span></text:p>
      <text:p text:style-name="P34"/>
      <text:p text:style-name="P6"><text:span text:style-name="T4">Core-gameplay</text:span><text:span text:style-name="T8"> – </text:span><text:span text:style-name="T17">нужно нажать на все виниловые диски на локации. После этого открывается проход на следующую локацию. Существуют всево</text:span><text:span text:style-name="T18">зм</text:span><text:span text:style-name="T17">ожные препятствия на уровне, которые меша</text:span><text:span text:style-name="T19">ют достичь этой цели. </text:span><text:span text:style-name="T20">Каждый диск отвечает за определённый «слой» музыки (драмсет, пад, или инструменты). Таким образом, если нажать на все диски, то из-за разных «слоёв» собирается </text:span><text:soft-page-break/><text:span text:style-name="T20">цельная музыкальная композиция. </text:span><text:span text:style-name="T21">Разные диски имеют разные эффекты. </text:span><text:span text:style-name="T22">Нажатие производится </text:span><text:span text:style-name="T23">касания диска</text:span><text:span text:style-name="T22"> (платформинг).</text:span></text:p>
      <text:p text:style-name="P36"/>
      <text:p text:style-name="P6"><text:span text:style-name="T22">//</text:span><text:span text:style-name="T24">дальше схема как это происходит на практике</text:span></text:p>
      <text:p text:style-name="P37">картинка</text:p>
      <text:p text:style-name="P37"/>
      <text:p text:style-name="P36"/>
      <text:p text:style-name="P9"><text:span text:style-name="T33">Описание </text:span><text:span text:style-name="T34">геймплея</text:span></text:p>
      <text:p text:style-name="P37"/>
      <text:p text:style-name="P37"/>
      <text:p text:style-name="P38">Существуют также препятствия, которые мешают пройти уровень. Например, шипы (в качестве шипов в этом сеттинге я использую шумоподавительную пену).</text:p>
      <text:p text:style-name="P38"/>
      <text:p text:style-name="P39">Или есть мерцающие диски, которые мерцают в такт музыки. Нужно слушать бит, чтобы вовремя попадать на них.</text:p>
      <text:p text:style-name="P39"/>
      <text:p text:style-name="P40">Есть диски которые начинают двигаться, когда их касается игрок. Например вперед назад, влево или вправо.</text:p>
      <text:p text:style-name="P40"/>
      <text:p text:style-name="P43">Шипы тоже могут двигаться, в том числе и под музыку. </text:p>
      <text:p text:style-name="P43"/>
      <text:p text:style-name="P44">Из всех этих деталей можно составить уровень, например такой:</text:p>
      <text:p text:style-name="P44"/>
      <text:p text:style-name="P45">вот и всё</text:p>
      <text:p text:style-name="P45"/>
      <text:p text:style-name="P45"/>
      <text:p text:style-name="P46">есть доп элементы которые могут например поднять игрока в воздух как колонки</text:p>
      <text:p text:style-name="P40"/>
      <text:p text:style-name="P40"/>
      <text:p text:style-name="P47">есть варианты различного сеттинга.</text:p>
      <text:p text:style-name="P47"/>
      <text:p text:style-name="P47">-<text:span text:style-name="T80">космический</text:span></text:p>
      <text:p text:style-name="P47">-<text:span text:style-name="T80">синтвейв</text:span></text:p>
      <text:p text:style-name="P47">-...</text:p>
      <text:p text:style-name="P47"/>
      <text:p text:style-name="P47"/>
      <text:p text:style-name="P48">Сюжет</text:p>
      <text:p text:style-name="P47">Есть примеры истории которые я хотел бы рассказать.</text:p>
      <text:p text:style-name="P47"/>
      <text:p text:style-name="P47"/>
      <text:p text:style-name="P49">Есть идеи доп дисков которые например могут менять гравитацию,<text:line-break/>или </text:p>
      <text:p text:style-name="P40"/>
      <text:p text:style-name="P40"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25"><text:a xlink:type="simple" xlink:href="https://www.reddit.com/r/SoloDevelopment/submit/?type=IMAGE" text:style-name="Internet_20_link" text:visited-style-name="Visited_20_Internet_20_Link"><text:span text:style-name="T16">https://www.reddit.com/r/SoloDevelopment/submit/?type=IMAGE</text:span></text:a></text:p>
      <text:p text:style-name="P40"/>
      <text:p text:style-name="P26"><text:a xlink:type="simple" xlink:href="https://www.reddit.com/r/GameDevs/submit/?type=IMAGE" text:style-name="Internet_20_link" text:visited-style-name="Visited_20_Internet_20_Link"><text:span text:style-name="T16">https://www.reddit.com/r/GameDevs/submit/?type=IMAGE</text:span></text:a></text:p>
      <text:p text:style-name="P41"/>
      <text:p text:style-name="P41">///////////////////////////////////////////////////////////////</text:p>
      <text:p text:style-name="P42">//////////////////////////////////////////////////////////////</text:p>
      <text:p text:style-name="P42">//////////////////////////////////////////////////////////////</text:p>
      <text:p text:style-name="P42">//////////////////////////////////////////////////////////////</text:p>
      <text:p text:style-name="P42">//////////////////////////////////////////////////////////////</text:p>
      <text:p text:style-name="P42">//////////////////////////////////////////////////////////////</text:p>
      <text:p text:style-name="P42"/>
      <text:p text:style-name="P41"/>
      <text:p text:style-name="P27"><text:span text:style-name="T81">VINYL </text:span><text:span text:style-name="T26">игра. </text:span><text:span text:style-name="T16"><text:line-break/><text:line-break/></text:span><text:span text:style-name="T35">Жанр — </text:span><text:span text:style-name="T25">музыкальный 3д пазл-платформер</text:span></text:p>
      <text:p text:style-name="P35"/>
      <text:p text:style-name="P7"><text:span text:style-name="T8">Core-gameplay – </text:span><text:span text:style-name="T17">нужно </text:span><text:span text:style-name="T26">активировать все </text:span><text:span text:style-name="T17">виниловые диски на локации. После этого открывается проход на следующую локацию. Существуют всево</text:span><text:span text:style-name="T18">зм</text:span><text:span text:style-name="T17">ожные препятствия на уровне, которые меша</text:span><text:span text:style-name="T19">ют достичь этой цели. </text:span><text:span text:style-name="T20">Каждый диск отвечает за определённый «слой» музыки (драмсет, пад, или инструменты). Таким образом, если нажать на все диски, то из-за разных «слоёв» собирается цельная музыкальная композиция. </text:span><text:span text:style-name="T21">Разные диски имеют разные эффекты. </text:span><text:span text:style-name="T26">Активация дисков происходит путем нажатия. </text:span></text:p>
      <text:p text:style-name="P50"/>
      <text:p text:style-name="P29"><text:span text:style-name="T26">В</text:span><text:span text:style-name="T16">от пример уровня из 3 дисков. Чтобы воспользоваться порталом и попасть на следующий уровень нужно активировать все три диска (прыгнуть на них). Все 3 диска отвечают за разные музыкальные элементы. </text:span></text:p>
      <text:p text:style-name="P51"/>
      <text:p text:style-name="P51"/>
      <text:p text:style-name="P52">А вот пример препятствий: акустическая пена. Если игрок её касается он умирает, и вынужден начинать уровень с самого начала. </text:p>
      <text:p text:style-name="P52"/>
      <text:p text:style-name="P52">Вот как выглядит смерть игрока:</text:p>
      <text:p text:style-name="P52"/>
      <text:p text:style-name="P53">Пена также может двигаться (например под определенный ритм в музыке):</text:p>
      <text:p text:style-name="P53"/>
      <text:p text:style-name="P54">Также возможно изменение поведения дисков в зависимости от музыки. Например «мерцающие» диски (мерцают согласно звучащему ритму).</text:p>
      <text:p text:style-name="P54"><text:soft-page-break/></text:p>
      <text:p text:style-name="P30"><text:span text:style-name="T16">Или же </text:span><text:span text:style-name="T27">есть просто двигающиеся диски, которые начинают двигаться после их активации (скорость движения дисков </text:span><text:span text:style-name="T28">зависит от скорости музыки).</text:span></text:p>
      <text:p text:style-name="P55"/>
      <text:p text:style-name="P31"><text:span text:style-name="T28">Е</text:span><text:span text:style-name="T16">сть диски, которые могут поменять гравитацию на уровне. </text:span></text:p>
      <text:p text:style-name="P56"/>
      <text:p text:style-name="P32"><text:span text:style-name="T16">Есть ещё дополнительные объекты, которые могут добавить новые взаимодействия на уровне. Например, </text:span><text:span text:style-name="T29">музыкальные колонки. Они продуцируют звуковую волну, которая может двигать игрока </text:span><text:span text:style-name="T30">по определенным направлениям. </text:span></text:p>
      <text:p text:style-name="P57"/>
      <text:p text:style-name="P33"><text:span text:style-name="T30">В</text:span><text:span text:style-name="T16">от пример простого уровня целиком, как он может выглядеть:</text:span></text:p>
      <text:p text:style-name="P58"/>
      <text:p text:style-name="P72">Игрок прыгает на диск, который после активации начинает двигаться вперёд. После активации второго диска игрок должен «поймать ритм» и прыгнуть по направлению к музыкальной колонке чтобы она сдвинула игрока в сторону другой музыкальной колонки, которые вынесет игрока наверх и даст возможность активировать третий диск, который в свою очередь меняют гравитацию: правая стена становится полом. На этой же стене находится портал, который после активации 3 дисков открывает портал на следующий уровень. </text:p>
      <text:p text:style-name="P58"/>
      <text:p text:style-name="P59">Далее планируется более разнообразный геймплей. Возможны следующие идеи:</text:p>
      <text:p text:style-name="P60"/>
      <text:p text:style-name="P60">1) например диски, которые отключают/включают другие диски. Смысл такой головоломки в том, чтобы активизировать диски в нужном порядке.</text:p>
      <text:p text:style-name="P61"/>
      <text:p text:style-name="P61">2) диски, которые добавляют или удаляют какие-то объекты на уровне (например некоторые стены, или лестницы, <text:span text:style-name="T82">для того чтобы построить пространственную головоломку)</text:span></text:p>
      <text:p text:style-name="P61"/>
      <text:p text:style-name="P62">3) диски которые после активации начинают отталкивать от себя игрока звуковой волной (вверх/вниз, влево/вправо)</text:p>
      <text:p text:style-name="P62"/>
      <text:p text:style-name="P62">4) <text:span text:style-name="T83">диски которые заставляют другие объекты на уровне двигаться/вращаться<text:line-break/>(</text:span><text:span text:style-name="T84">например платформы)</text:span></text:p>
      <text:p text:style-name="P62"/>
      <text:p text:style-name="P63">и тд.</text:p>
      <text:p text:style-name="P63"/>
      <text:p text:style-name="P63"/>
      <text:p text:style-name="P63">Есть дополнительные виды геймплея, которые также возможны<text:line-break/><text:line-break/>1) например наличие некоторы<text:span text:style-name="T85">х</text:span> врагов на уровне, которые могут мешать двигаться по уровню</text:p>
      <text:p text:style-name="P63"/>
      <text:p text:style-name="P63"><text:soft-page-break/>2) возможно наличие оружие (например какие-то звуковые пушки)</text:p>
      <text:p text:style-name="P63"/>
      <text:p text:style-name="P63">Я не до конца уверен, в том что эти геймплейные вещи нужны, но они возможны.</text:p>
      <text:p text:style-name="P63"/>
      <text:p text:style-name="P63">Также возможны наличии элементов некоторого лабиринта из разных уровней (как в метроидвании).</text:p>
      <text:p text:style-name="P63"/>
      <text:p text:style-name="P70">Основа геймплея — баланс между ловкостью и головоломками. Сначала нужно понять КАК пройти уровень. Потом нужно натренироваться, чтобы его пройти.</text:p>
      <text:p text:style-name="P59"/>
      <text:p text:style-name="P59"/>
      <text:p text:style-name="P72">Сюжет: саунддизайнер решается быть добровольцем в научном эксперименте. Появилась технология, которая позволяет человеку попасть в мир собственного подсознания. <text:span text:style-name="T86">Однако в резальтате эксперимента что-то идёт не так и становится заперт внутри собстенного врутреннего мира. </text:span><text:span text:style-name="T87">Теперь, чтобы выбраться оттуда ему нужно вспомнить кто он такой, чтобы его личность восстановилась. Игрок изучает разные локации и узнает новые подробности жизни главного героя. </text:span><text:span text:style-name="T88">К концу игры игрок из всех треков, которые он собрал в результате прохождения получает полноценный музыкальный альбом.</text:span> </text:p>
      <text:p text:style-name="P59"/>
      <text:p text:style-name="P40"/>
      <text:p text:style-name="P39"/>
      <text:p text:style-name="P39"/>
      <text:p text:style-name="P74">Способ рассказывания сюжета — при помози сюрреалистичных локаций, которые напоминают некоторые из жизни героя. А также закадровые голоса разных людей из его жизни (которые можно будет слушать из телефонного автоответчика, который будет стоять в разных местах локации). <text:span text:style-name="T89">Чем-то это напоминает игру «суперлиминал». </text:span></text:p>
      <text:p text:style-name="P74"/>
      <text:p text:style-name="P75">Обзщая предпологамеая длина геймплея: 3-5 часов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6T18:46:45.829000000</meta:creation-date>
    <meta:generator>LibreOffice/7.4.2.3$Windows_X86_64 LibreOffice_project/382eef1f22670f7f4118c8c2dd222ec7ad009daf</meta:generator>
    <dc:date>2024-08-12T15:18:47.726000000</dc:date>
    <meta:editing-duration>P1DT6H19M10S</meta:editing-duration>
    <meta:editing-cycles>143</meta:editing-cycles>
    <meta:document-statistic meta:table-count="0" meta:image-count="0" meta:object-count="0" meta:page-count="8" meta:paragraph-count="118" meta:word-count="1811" meta:character-count="13443" meta:non-whitespace-character-count="11718"/>
  </office:meta>
</office:document-meta>
</file>